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0.45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st_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H3K27ac</text:p>
          </table:table-cell>
          <table:table-cell/>
          <table:table-cell office:value-type="string" calcext:value-type="string">
            <text:p>H3K27ac is associated with the higher activation of <text:a xlink:href="https://en.wikipedia.org/wiki/Gene_transcription" xlink:type="simple">transcription</text:a> and therefore defined as an active <text:a xlink:href="https://en.wikipedia.org/wiki/Enhancer_(genetics)" xlink:type="simple">enhancer</text:a> mark. H3K27ac is found at both proximal and distal regions of <text:a xlink:href="https://en.wikipedia.org/wiki/Transcription_start_site" xlink:type="simple">transcription start site</text:a> (TSS).</text:p>
          </table:table-cell>
        </table:table-row>
        <table:table-row table:style-name="ro2">
          <table:table-cell office:value-type="string" calcext:value-type="string">
            <text:p>H3K27me3 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This tri-methylation is associated with the <text:a xlink:href="https://en.wikipedia.org/wiki/Downregulation_and_upregulation" xlink:type="simple">downregulation</text:a> of nearby genes via the formation of <text:a xlink:href="https://en.wikipedia.org/wiki/Heterochromatin" xlink:type="simple">heterochromatic</text:a> regions</text:p>
          </table:table-cell>
        </table:table-row>
        <table:table-row table:style-name="ro1">
          <table:table-cell office:value-type="string" calcext:value-type="string">
            <text:p>H3K9me2</text:p>
          </table:table-cell>
          <table:table-cell/>
          <table:table-cell office:value-type="string" calcext:value-type="string">
            <text:p>H3K9me2 is strongly associated with <text:a xlink:href="https://en.wikipedia.org/wiki/Gene_repression" xlink:type="simple">transcriptional repression</text:a>.<text:a xlink:href="https://en.wikipedia.org/wiki/H3K9me2#cite_note-Histome_H3K9me2-1" xlink:type="simple">[1]</text:a><text:a xlink:href="https://en.wikipedia.org/wiki/H3K9me2#cite_note-Nestler1-2" xlink:type="simple">[2]</text:a><text:a xlink:href="https://en.wikipedia.org/wiki/H3K9me2#cite_note-pmid26472529-3" xlink:type="simple">[3]</text:a> H3K9me2 levels are higher at silent compared to active genes in a 10kb region surrounding the transcriptional start site.<text:a xlink:href="https://en.wikipedia.org/wiki/H3K9me2#cite_note-4" xlink:type="simple">[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1T20:34:47.621081248</dc:date>
    <meta:editing-duration>PT5M30S</meta:editing-duration>
    <meta:editing-cycles>1</meta:editing-cycles>
    <meta:generator>LibreOffice/6.4.7.2$Linux_X86_64 LibreOffice_project/40$Build-2</meta:generator>
    <meta:document-statistic meta:table-count="1" meta:cell-count="7" meta:object-count="0"/>
  </office:meta>
</office:document-meta>
</file>